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3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4.35cm" fo:min-width="4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BrightBlue-subtitle">
      <style:graphic-properties draw:fill-color="#ffffff" fo:min-height="9.134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subtitle" style:list-style-name="L2">
      <style:graphic-properties draw:fill-color="#ffffff" fo:min-height="9.134cm"/>
    </style:style>
    <style:style style:name="pr5" style:family="presentation" style:parent-style-name="BrightBlue-subtitle" style:list-style-name="L2">
      <style:graphic-properties draw:fill-color="#ffffff" fo:min-height="9.134cm"/>
    </style:style>
    <style:style style:name="pr6" style:family="presentation" style:parent-style-name="BrightBlue-subtitle" style:list-style-name="L2">
      <style:graphic-properties draw:fill-color="#ffffff" fo:min-height="10.385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/>
    </style:style>
    <style:style style:name="T12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Process Que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4" draw:text-style-name="P3" draw:layer="layout" svg:width="25.2cm" svg:height="9.134cm" svg:x="1.4cm" svg:y="3.8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Groups </text:span><text:span text:style-name="T1">Used for </text:span><text:span text:style-name="T1">permissio</text:span><text:span text:style-name="T1">n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Process </text:span><text:span text:style-name="T1">inherits its </text:span><text:span text:style-name="T1">groups </text:span><text:span text:style-name="T1">from its </text:span><text:span text:style-name="T1">parent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(We end </text:span><text:span text:style-name="T1">up with </text:span><text:span text:style-name="T2">supplimen</text:span><text:span text:style-name="T2">tary group </text:span><text:span text:style-name="T2">ids </text:span><text:span text:style-name="T3">that </text:span><text:span text:style-name="T3">are </text:span><text:span text:style-name="T3">passed </text:span><text:span text:style-name="T3">around, </text:span><text:span text:style-name="T3">this is </text:span><text:span text:style-name="T3">where the </text:span><text:span text:style-name="T3">problem </text:span><text:span text:style-name="T3">i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5" draw:text-style-name="P3" draw:layer="layout" svg:width="25.2cm" svg:height="9.134cm" svg:x="1.4cm" svg:y="3.8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How </text:span><text:span text:style-name="T1">these get </text:span><text:span text:style-name="T1">created:</text:span></text:p>
              </text:list-item>
            </text:list>
            <text:list text:style-name="L3">
              <text:list-header>
                <text:p text:style-name="P2"><text:span text:style-name="T1"/></text:p>
              </text:list-header>
              <text:list-item>
                <text:p text:style-name="P2"><text:span text:style-name="T4"><text:s/></text:span><text:span text:style-name="T4">SysV init </text:span><text:span text:style-name="T4">or </text:span><text:span text:style-name="T4">SystemD </text:span><text:span text:style-name="T4">calls </text:span><text:span text:style-name="T5">/bin/login </text:span><text:span text:style-name="T4">as root</text:span></text:p>
              </text:list-item>
              <text:list-item>
                <text:p text:style-name="P2"><text:span text:style-name="T4"><text:s/></text:span><text:span text:style-name="T4">Root calls </text:span><text:span text:style-name="T5">initGroups(</text:span><text:span text:style-name="T5">)</text:span><text:span text:style-name="T6"> then </text:span><text:span text:style-name="T5">setgid(), </text:span><text:span text:style-name="T5">setuid() </text:span><text:span text:style-name="T6">to </text:span><text:span text:style-name="T6">drop from </text:span><text:span text:style-name="T6">all to user </text:span><text:span text:style-name="T6">specific</text:span></text:p>
              </text:list-item>
              <text:list-item>
                <text:p text:style-name="P2"><text:span text:style-name="T6"><text:s/></text:span><text:span text:style-name="T6">So why </text:span><text:span text:style-name="T6">don’t we </text:span><text:span text:style-name="T6">just call </text:span><text:span text:style-name="T6">initGroups(</text:span><text:span text:style-name="T6">)…</text:span><text:span text:style-name="T5">.</text:span></text:p>
              </text:list-item>
            </text:list>
            <text:list text:style-name="L4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ackground</text:p>
          </draw:text-box>
        </draw:frame>
        <draw:frame presentation:style-name="pr6" draw:text-style-name="P3" draw:layer="layout" svg:width="25.2cm" svg:height="10.385cm" svg:x="1.4cm" svg:y="3.928cm" presentation:class="subtitle" presentation:user-transformed="true">
          <draw:text-box>
            <text:list text:style-name="L3">
              <text:list-header>
                <text:p text:style-name="P4"><text:span text:style-name="T7">Why not </text:span><text:span text:style-name="T7">call </text:span><text:span text:style-name="T8">initgroups</text:span><text:span text:style-name="T8">() </text:span><text:span text:style-name="T7">or </text:span><text:span text:style-name="T7">manually </text:span><text:span text:style-name="T7">add the </text:span><text:span text:style-name="T7">new </text:span><text:span text:style-name="T7">groups?</text:span></text:p>
                <text:p text:style-name="P4"><text:span text:style-name="T7"/></text:p>
              </text:list-header>
              <text:list-item>
                <text:p text:style-name="P4"><text:span text:style-name="T8"><text:s/></text:span><text:span text:style-name="T7">Setcap </text:span><text:span text:style-name="T7">for adding </text:span><text:span text:style-name="T7">won’t </text:span><text:span text:style-name="T7">work for </text:span><text:span text:style-name="T7">two </text:span><text:span text:style-name="T7">reasons</text:span></text:p>
                <text:list>
                  <text:list-header>
                    <text:p text:style-name="P2"><text:span text:style-name="T7">- </text:span><text:span text:style-name="T7">Python </text:span><text:span text:style-name="T7">interpr</text:span><text:span text:style-name="T7">eter </text:span><text:span text:style-name="T7">would </text:span><text:span text:style-name="T7">then </text:span><text:span text:style-name="T7">run </text:span><text:span text:style-name="T7">every </text:span><text:span text:style-name="T7">script </text:span><text:span text:style-name="T7">with </text:span><text:span text:style-name="T7">the </text:span><text:span text:style-name="T7">capabil</text:span><text:span text:style-name="T7">ity</text:span></text:p>
                    <text:p text:style-name="P2"><text:span text:style-name="T1">- Need </text:span><text:span text:style-name="T1">to be </text:span><text:span text:style-name="T1">real </text:span><text:span text:style-name="T1">root, </text:span><text:span text:style-name="T1">everyo</text:span><text:span text:style-name="T1">ne </text:span><text:span text:style-name="T1">else is </text:span><text:span text:style-name="T8">no-op</text:span><text:span text:style-name="T7"> </text:span><text:span text:style-name="T7">(includi</text:span><text:span text:style-name="T7">ng </text:span><text:span text:style-name="T7">effectiv</text:span><text:span text:style-name="T7">e UID) </text:span><text:span text:style-name="T7">or can </text:span><text:span text:style-name="T7">only </text:span><text:span text:style-name="T7">remov</text:span><text:span text:style-name="T7">e</text:span></text:p>
                    <text:p text:style-name="P2"><text:span text:style-name="T7"/></text:p>
                  </text:list-header>
                </text:list>
              </text:list-item>
              <text:list-item>
                <text:p text:style-name="P2"><text:span text:style-name="T7"><text:s/></text:span><text:span text:style-name="T7">Linux </text:span><text:span text:style-name="T7">designed </text:span><text:span text:style-name="T7">to </text:span><text:span text:style-name="T7">gradually </text:span><text:span text:style-name="T7">reduce </text:span><text:span text:style-name="T7">permissio</text:span><text:span text:style-name="T7">ns down </text:span><text:span text:style-name="T7">so we </text:span><text:span text:style-name="T7">need to </text:span><text:span text:style-name="T7">start with </text:span><text:span text:style-name="T7">everythin</text:span><text:span text:style-name="T7">g in a </text:span><text:span text:style-name="T7">Daemon </text:span><text:span text:style-name="T7">(!)</text:span></text:p>
              </text:list-item>
            </text:list>
            <text:list text:style-name="L4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ron</text:p>
          </draw:text-box>
        </draw:frame>
        <draw:frame presentation:style-name="pr7" draw:layer="layout" svg:width="25.2cm" svg:height="5.6cm" svg:x="1.4cm" svg:y="5.4cm" presentation:class="outline" presentation:user-transformed="true">
          <draw:text-box>
            <text:list text:style-name="L5">
              <text:list-item>
                <text:p>Cron span up by Systemd</text:p>
              </text:list-item>
              <text:list-item>
                <text:p>This “works-around” the issue as we start at root and kernel has to reduce our permissions down</text:p>
              </text:list-item>
              <text:list-item>
                <text:p>This means <text:span text:style-name="T9">initgroups()</text:span><text:span text:style-name="T10"> called implicitl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ron</text:p>
          </draw:text-box>
        </draw:frame>
        <draw:frame presentation:style-name="pr7" draw:layer="layout" svg:width="25.2cm" svg:height="5.6cm" svg:x="1.4cm" svg:y="5.4cm" presentation:class="outline" presentation:user-transformed="true">
          <draw:text-box>
            <text:list text:style-name="L5">
              <text:list-item>
                <text:p><text:span text:style-name="T10">So were forced to use Cron:</text:span></text:p>
                <text:list>
                  <text:list-item>
                    <text:p><text:span text:style-name="T10">To avoid running our Daemon with full root perms 24/7</text:span></text:p>
                  </text:list-item>
                  <text:list-item>
                    <text:p><text:span text:style-name="T10">To avoid having to write init group handling code</text:span></text:p>
                  </text:list-item>
                  <text:list-item>
                    <text:p><text:span text:style-name="T10">And to avoid having to manage child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Cron</text:p>
          </draw:text-box>
        </draw:frame>
        <draw:custom-shape draw:style-name="gr2" draw:text-style-name="P5" draw:layer="layout" svg:width="4.4cm" svg:height="2.2cm" svg:x="2.6cm" svg:y="5.2cm">
          <text:p text:style-name="P5">LDA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cm" svg:height="2.2cm" svg:x="2.6cm" svg:y="8.8cm">
          <text:p text:style-name="P5">Cro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6cm" svg:height="1.4cm" svg:x="10.8cm" svg:y="5.4cm">
          <text:p text:style-name="P5"><text:span text:style-name="T11">/etc/gro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cm" svg:height="2cm" svg:x="10.2cm" svg:y="8.8cm">
          <text:p text:style-name="P5">Queue 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cm" svg:y1="6.2cm" svg:x2="10.8cm" svg:y2="6.2cm">
          <text:p text:style-name="P6">Updates</text:p>
        </draw:line>
        <draw:line draw:style-name="gr5" draw:text-style-name="P7" draw:layer="layout" svg:x1="7cm" svg:y1="9.8cm" svg:x2="10.2cm" svg:y2="9.8cm">
          <text:p text:style-name="P5">Runs</text:p>
        </draw:line>
        <draw:line draw:style-name="gr6" draw:text-style-name="P7" draw:layer="layout" svg:x1="14.4cm" svg:y1="6cm" svg:x2="21.2cm" svg:y2="8cm">
          <text:p/>
        </draw:line>
        <draw:custom-shape draw:style-name="gr7" draw:text-style-name="P5" draw:layer="layout" svg:width="4.4cm" svg:height="2cm" svg:x="2.6cm" svg:y="11.8cm">
          <text:p text:style-name="P5">Queue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2.8cm" svg:y1="10.8cm" svg:x2="7cm" svg:y2="12.4cm">
          <text:p/>
        </draw:line>
        <draw:line draw:style-name="gr8" draw:text-style-name="P7" draw:layer="layout" svg:x1="7cm" svg:y1="13cm" svg:x2="13.6cm" svg:y2="10.8cm">
          <text:p/>
        </draw:line>
        <draw:line draw:style-name="gr8" draw:text-style-name="P7" draw:layer="layout" svg:x1="15.2cm" svg:y1="9.8cm" svg:x2="21.2cm" svg:y2="8cm">
          <text:p/>
        </draw:line>
        <draw:custom-shape draw:style-name="gr9" draw:text-style-name="P5" draw:layer="layout" svg:width="5cm" svg:height="4.6cm" svg:x="21.2cm" svg:y="6cm">
          <text:p text:style-name="P5">Storage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4cm" svg:height="1cm" svg:x="16cm" svg:y="6cm">
          <draw:text-box>
            <text:p><text:span text:style-name="T12">(Permissions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An Alternative</text:p>
          </draw:text-box>
        </draw:frame>
        <draw:frame presentation:style-name="pr7" draw:layer="layout" svg:width="25.2cm" svg:height="9.134cm" svg:x="1.4cm" svg:y="3.8cm" presentation:class="outline">
          <draw:text-box>
            <text:list text:style-name="L5">
              <text:list-item>
                <text:p>Any and all anternatives considered?</text:p>
                <text:p/>
                <text:p>E.g.</text:p>
              </text:list-item>
              <text:list-item>
                <text:p>Should we do something different with cron?</text:p>
              </text:list-item>
              <text:list-item>
                <text:p>Can we run the Daemon in a safe wa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4:37:21.622301614</meta:creation-date>
    <meta:editing-duration>PT1H3M52S</meta:editing-duration>
    <meta:editing-cycles>9</meta:editing-cycles>
    <meta:generator>LibreOffice/6.0.7.3$Linux_X86_64 LibreOffice_project/00m0$Build-3</meta:generator>
    <dc:title>Bright Blue</dc:title>
    <dc:date>2020-06-17T12:19:13.581565499</dc:date>
    <meta:document-statistic meta:object-count="65"/>
  </office:meta>
</office:document-meta>
</file>